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842cm" svg:height="1.397cm" svg:x="7.985cm" svg:y="3.794cm">
          <text:p text:style-name="P1">main.c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42cm" svg:height="3.81cm" svg:x="7.477cm" svg:y="6.207cm">
          <text:p text:style-name="P1">encrypted</text:p>
          <text:p text:style-name="P1">volu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" draw:id="id9" draw:layer="layout" svg:width="4.826cm" svg:height="1.27cm" svg:x="1.889cm" svg:y="19.796cm">
          <text:p text:style-name="P1">crypto_mount.c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953cm" svg:height="1.27cm" svg:x="8.449cm" svg:y="19.751cm">
          <text:p text:style-name="P1">crypto_umount.c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1.938cm" svg:height="1.27cm" svg:x="5.318cm" svg:y="24.495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7.747cm" svg:height="1.27cm" svg:x="2.016cm" svg:y="22.209cm">
          <text:p text:style-name="P1">lib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826cm" svg:height="1.27cm" svg:x="11.287cm" svg:y="16.367cm">
          <text:p text:style-name="P1">mount.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54cm" svg:y1="8.367cm" svg:x2="1.889cm" svg:y2="14.97cm" draw:start-shape="id1" draw:start-glue-point="6" draw:end-shape="id2" draw:end-glue-point="6" svg:d="m3540 8367h-2152v6603h501" svg:viewBox="0 0 2153 6604">
          <text:p/>
        </draw:connector>
        <draw:connector draw:style-name="gr2" draw:text-style-name="P1" draw:layer="layout" svg:x1="7.477cm" svg:y1="8.112cm" svg:x2="5.001cm" svg:y2="8.366cm" draw:start-shape="id3" draw:start-glue-point="5" draw:end-shape="id4" draw:end-glue-point="9" svg:d="m7477 8112h-888v254h-1588" svg:viewBox="0 0 2477 255">
          <text:p/>
        </draw:connector>
        <draw:connector draw:style-name="gr2" draw:text-style-name="P1" draw:layer="layout" svg:x1="10.906cm" svg:y1="5.191cm" svg:x2="10.398cm" svg:y2="6.207cm" draw:start-shape="id5" draw:start-glue-point="2" draw:end-shape="id3" draw:end-glue-point="4" svg:d="m10906 5191v508h-508v508" svg:viewBox="0 0 509 1017">
          <text:p/>
        </draw:connector>
        <draw:connector draw:style-name="gr2" draw:text-style-name="P1" draw:layer="layout" svg:x1="13.319cm" svg:y1="8.112cm" svg:x2="15.891cm" svg:y2="8.239cm" draw:start-shape="id3" draw:start-glue-point="7" draw:end-shape="id6" draw:end-glue-point="5" svg:d="m13319 8112h953v127h1619" svg:viewBox="0 0 2573 128">
          <text:p/>
        </draw:connector>
        <draw:connector draw:style-name="gr2" draw:text-style-name="P1" draw:layer="layout" svg:x1="16.558cm" svg:y1="9.255cm" svg:x2="15.986cm" svg:y2="11.795cm" draw:start-shape="id6" draw:start-glue-point="7" draw:end-shape="id7" draw:end-glue-point="10" svg:d="m16558 9255v2540h-572" svg:viewBox="0 0 573 2541">
          <text:p/>
        </draw:connector>
        <draw:connector draw:style-name="gr2" draw:text-style-name="P1" draw:layer="layout" svg:x1="11.414cm" svg:y1="11.795cm" svg:x2="11.287cm" svg:y2="17.002cm" draw:start-shape="id7" draw:start-glue-point="6" draw:end-shape="id8" draw:end-glue-point="3" svg:d="m11414 11795h-628v5207h501" svg:viewBox="0 0 629 5208">
          <text:p/>
        </draw:connector>
        <draw:connector draw:style-name="gr2" draw:text-style-name="P1" draw:layer="layout" svg:x1="4.302cm" svg:y1="21.066cm" svg:x2="2.016cm" svg:y2="22.844cm" draw:start-shape="id9" draw:start-glue-point="2" draw:end-shape="id10" draw:end-glue-point="3" svg:d="m4302 21066v572h-2788v1206h502" svg:viewBox="0 0 2789 1779">
          <text:p/>
        </draw:connector>
        <draw:connector draw:style-name="gr2" draw:text-style-name="P1" draw:layer="layout" svg:x1="10.925cm" svg:y1="21.021cm" svg:x2="9.763cm" svg:y2="22.844cm" draw:start-shape="id11" draw:start-glue-point="2" draw:end-shape="id10" draw:end-glue-point="1" svg:d="m10925 21021v1823h-1162" svg:viewBox="0 0 1163 1824">
          <text:p/>
        </draw:connector>
        <draw:connector draw:style-name="gr2" draw:text-style-name="P1" draw:layer="layout" svg:x1="5.889cm" svg:y1="23.479cm" svg:x2="5.318cm" svg:y2="25.13cm" draw:start-shape="id10" draw:start-glue-point="2" draw:end-shape="id12" draw:end-glue-point="3" svg:d="m5889 23479v508h-1072v1143h501" svg:viewBox="0 0 1073 1652">
          <text:p/>
        </draw:connector>
        <draw:connector draw:style-name="gr2" draw:text-style-name="P1" draw:layer="layout" draw:line-skew="1.27cm" svg:x1="13.7cm" svg:y1="17.637cm" svg:x2="11.287cm" svg:y2="24.495cm" draw:start-shape="id8" draw:start-glue-point="2" draw:end-shape="id12" svg:d="m13700 17637v4699h-2413v2159" svg:viewBox="0 0 2414 6859">
          <text:p/>
        </draw:connector>
        <draw:custom-shape draw:style-name="gr1" draw:text-style-name="P1" xml:id="id14" draw:id="id14" draw:layer="layout" svg:width="4.191cm" svg:height="1.27cm" svg:x="15.351cm" svg:y="18.78cm">
          <text:p text:style-name="P1">umount.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621cm" svg:y1="15.097cm" svg:x2="17.446cm" svg:y2="18.78cm" draw:start-shape="id13" draw:start-glue-point="8" draw:end-shape="id14" draw:end-glue-point="0" svg:d="m16621 15097v1842h825v1841" svg:viewBox="0 0 826 3684">
          <text:p/>
        </draw:connector>
        <draw:connector draw:style-name="gr2" draw:text-style-name="P1" draw:layer="layout" svg:x1="17.446cm" svg:y1="20.05cm" svg:x2="17.256cm" svg:y2="25.13cm" draw:start-shape="id14" draw:start-glue-point="2" draw:end-shape="id12" draw:end-glue-point="1" svg:d="m17446 20050v2223h311v2857h-501" svg:viewBox="0 0 502 5081">
          <text:p/>
        </draw:connector>
        <draw:connector draw:style-name="gr2" draw:text-style-name="P1" draw:layer="layout" svg:x1="4.238cm" svg:y1="15.097cm" svg:x2="4.302cm" svg:y2="19.796cm" draw:end-shape="id9" draw:end-glue-point="0" svg:d="m4238 15097v2099h64v2600" svg:viewBox="0 0 65 4700">
          <text:p/>
        </draw:connector>
        <draw:custom-shape draw:style-name="gr1" draw:text-style-name="P1" draw:layer="layout" svg:width="18.796cm" svg:height="1.27cm" svg:x="1.381cm" svg:y="1.254cm">
          <text:p text:style-name="P1">zuluMount-cli flow cha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429cm" svg:y1="9.382cm" svg:x2="4.048cm" svg:y2="10.906cm" svg:d="m4429 9382v762h-381v762" svg:viewBox="0 0 382 1525">
          <text:p/>
        </draw:connector>
        <draw:connector draw:style-name="gr2" draw:text-style-name="P1" draw:layer="layout" svg:x1="6.588cm" svg:y1="11.732cm" svg:x2="8.449cm" svg:y2="20.386cm" draw:start-shape="id15" draw:start-glue-point="10" draw:end-shape="id11" draw:end-glue-point="3" svg:d="m6588 11732h931v8654h930" svg:viewBox="0 0 1862 8655">
          <text:p/>
        </draw:connector>
        <draw:custom-shape draw:style-name="gr1" draw:text-style-name="P1" xml:id="id15" draw:id="id15" draw:layer="layout" svg:width="4.572cm" svg:height="2.159cm" svg:x="2.016cm" svg:y="10.652cm">
          <text:p text:style-name="P1">unmoun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572cm" svg:height="2.032cm" svg:x="1.889cm" svg:y="13.954cm">
          <text:p text:style-name="P1">moun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572cm" svg:height="2.032cm" svg:x="11.414cm" svg:y="10.779cm">
          <text:p text:style-name="P1">moun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4.572cm" svg:height="2.159cm" svg:x="14.335cm" svg:y="12.938cm">
          <text:p text:style-name="P1">unmoun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225cm" svg:y1="8.239cm" svg:x2="18.907cm" svg:y2="14.018cm" draw:start-shape="id6" draw:start-glue-point="9" draw:end-shape="id13" draw:end-glue-point="10" svg:d="m17225 8239h2184v5779h-502" svg:viewBox="0 0 2185 5780">
          <text:p/>
        </draw:connector>
        <draw:custom-shape draw:style-name="gr1" draw:text-style-name="P1" xml:id="id4" draw:id="id4" draw:layer="layout" svg:width="2.794cm" svg:height="2.032cm" svg:x="2.905cm" svg:y="7.35cm">
          <text:p text:style-name="P1">yes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" draw:id="id1" draw:layer="layout" svg:width="0.254cm" svg:height="0.001cm" svg:x="3.54cm" svg:y="8.36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2.667cm" svg:height="2.032cm" svg:x="15.224cm" svg:y="7.223cm">
          <text:p text:style-name="P1">no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1:52:05</meta:creation-date>
    <dc:date>2013-05-29T18:21:41</dc:date>
    <meta:editing-duration>PT5S</meta:editing-duration>
    <meta:editing-cycles>3</meta:editing-cycles>
    <meta:generator>LibreOffice/4.0.0.3$Linux_x86 LibreOffice_project/7545bee9c2a0782548772a21bc84a9dcc583b89</meta:generator>
    <meta:document-statistic meta:object-count="32"/>
  </office:meta>
</office:document-meta>
</file>